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42d5dc" officeooo:paragraph-rsid="0042d5dc"/>
    </style:style>
    <style:style style:name="P2" style:family="paragraph" style:parent-style-name="Standard">
      <style:text-properties style:font-name="Abyssinica SIL"/>
    </style:style>
    <style:style style:name="P3" style:family="paragraph" style:parent-style-name="Heading_20_1">
      <style:text-properties style:font-name="Liberation Sans" fo:font-size="18.2000007629395pt" fo:font-weight="bold" officeooo:rsid="0022b116" officeooo:paragraph-rsid="0022b116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4" style:family="paragraph" style:parent-style-name="Text_20_body">
      <style:text-properties officeooo:paragraph-rsid="0022b116"/>
    </style:style>
    <style:style style:name="P5" style:family="paragraph" style:parent-style-name="Text_20_body">
      <style:text-properties style:font-name="Abyssinica SIL" fo:font-size="12pt" fo:font-weight="normal" officeooo:rsid="0022b116" officeooo:paragraph-rsid="0022b116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text-properties style:font-name="Abyssinica SIL" fo:font-size="12pt" fo:font-weight="normal" officeooo:rsid="0022b116" officeooo:paragraph-rsid="0022b116" style:font-name-asian="Noto Sans CJK SC" style:font-size-asian="12pt" style:font-weight-asian="normal" style:font-name-complex="Lohit Devanagari1" style:font-size-complex="12pt" style:font-weight-complex="normal"/>
    </style:style>
    <style:style style:name="P7" style:family="paragraph" style:parent-style-name="Text_20_body" style:list-style-name="L1">
      <style:text-properties officeooo:paragraph-rsid="0023be59"/>
    </style:style>
    <style:style style:name="P8" style:family="paragraph" style:parent-style-name="Text_20_body" style:list-style-name="L1">
      <style:paragraph-properties fo:margin-top="0in" fo:margin-bottom="0.0181in" style:contextual-spacing="false"/>
      <style:text-properties officeooo:paragraph-rsid="002812fc"/>
    </style:style>
    <style:style style:name="P9" style:family="paragraph" style:parent-style-name="Text_20_body">
      <style:text-properties style:font-name="Abyssinica SIL" fo:font-size="12pt" officeooo:paragraph-rsid="0022b116" style:font-size-asian="12pt" style:font-size-complex="12pt"/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  <style:text-properties officeooo:paragraph-rsid="004049dc"/>
    </style:style>
    <style:style style:name="P12" style:family="paragraph" style:parent-style-name="Text_20_body">
      <style:text-properties officeooo:paragraph-rsid="004049dc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text-properties officeooo:paragraph-rsid="004049dc"/>
    </style:style>
    <style:style style:name="P15" style:family="paragraph" style:parent-style-name="Text_20_body">
      <style:text-properties officeooo:paragraph-rsid="00468853"/>
    </style:style>
    <style:style style:name="P16" style:family="paragraph" style:parent-style-name="Text_20_body">
      <style:text-properties officeooo:paragraph-rsid="005700b0"/>
    </style:style>
    <style:style style:name="P17" style:family="paragraph" style:parent-style-name="Text_20_body" style:list-style-name="L3"/>
    <style:style style:name="P18" style:family="paragraph" style:parent-style-name="Text_20_body">
      <style:text-properties officeooo:rsid="004c6db9" officeooo:paragraph-rsid="004c6db9"/>
    </style:style>
    <style:style style:name="P19" style:family="paragraph" style:parent-style-name="Heading_20_1">
      <style:paragraph-properties fo:break-before="page"/>
      <style:text-properties style:font-name="Liberation Sans" fo:font-size="18.2000007629395pt" fo:font-weight="bold" officeooo:rsid="00326055" officeooo:paragraph-rsid="0034f5ca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0" style:family="paragraph" style:parent-style-name="Text_20_body">
      <style:text-properties officeooo:paragraph-rsid="0034f5ca"/>
    </style:style>
    <style:style style:name="P21" style:family="paragraph" style:parent-style-name="Text_20_body">
      <style:text-properties officeooo:paragraph-rsid="00383d47"/>
    </style:style>
    <style:style style:name="P22" style:family="paragraph" style:parent-style-name="Text_20_body">
      <style:text-properties officeooo:paragraph-rsid="003b3710"/>
    </style:style>
    <style:style style:name="P23" style:family="paragraph" style:parent-style-name="Text_20_body">
      <style:text-properties officeooo:paragraph-rsid="003bb6cb"/>
    </style:style>
    <style:style style:name="P24" style:family="paragraph" style:parent-style-name="Text_20_body">
      <style:paragraph-properties fo:margin-top="0in" fo:margin-bottom="0.0181in" style:contextual-spacing="false"/>
      <style:text-properties style:font-name="Abyssinica SIL" fo:font-size="12pt" officeooo:rsid="002dc6e5" officeooo:paragraph-rsid="0039e0bc" style:font-size-asian="12pt" style:font-size-complex="12pt"/>
    </style:style>
    <style:style style:name="P25" style:family="paragraph" style:parent-style-name="Text_20_body" style:list-style-name="L4">
      <style:text-properties officeooo:paragraph-rsid="003d49f3"/>
    </style:style>
    <style:style style:name="P26" style:family="paragraph" style:parent-style-name="Text_20_body" style:list-style-name="L4">
      <style:text-properties officeooo:rsid="003d49f3" officeooo:paragraph-rsid="003d49f3"/>
    </style:style>
    <style:style style:name="P27" style:family="paragraph" style:parent-style-name="Heading_20_1" style:list-style-name="">
      <style:text-properties style:font-name="Abyssinica SIL" fo:font-size="12pt" fo:font-weight="bold" officeooo:rsid="002dc6e5" officeooo:paragraph-rsid="0034f5ca" style:font-name-asian="Noto Sans CJK SC" style:font-size-asian="12pt" style:font-weight-asian="bold" style:font-name-complex="Lohit Devanagari1" style:font-size-complex="12pt" style:font-weight-complex="bold"/>
    </style:style>
    <style:style style:name="P28" style:family="paragraph" style:parent-style-name="Text_20_body">
      <style:text-properties officeooo:paragraph-rsid="0033102f"/>
    </style:style>
    <style:style style:name="P29" style:family="paragraph" style:parent-style-name="Text_20_body" style:list-style-name="L5">
      <style:text-properties style:font-name="Abyssinica SIL" fo:font-size="12pt" officeooo:rsid="0033102f" officeooo:paragraph-rsid="0033102f" style:font-size-asian="12pt" style:font-size-complex="12pt"/>
    </style:style>
    <style:style style:name="P30" style:family="paragraph" style:parent-style-name="Text_20_body" style:list-style-name="L5">
      <style:text-properties officeooo:paragraph-rsid="0034be54"/>
    </style:style>
    <style:style style:name="P31" style:family="paragraph" style:parent-style-name="Text_20_body" style:list-style-name="L5">
      <style:text-properties style:font-name="Abyssinica SIL" fo:font-size="12pt" officeooo:rsid="0034be54" officeooo:paragraph-rsid="0034be54" style:font-size-asian="12pt" style:font-size-complex="12pt"/>
    </style:style>
    <style:style style:name="P32" style:family="paragraph" style:parent-style-name="Text_20_body" style:list-style-name="L5">
      <style:text-properties style:font-name="Abyssinica SIL" fo:font-size="12pt" officeooo:rsid="0034be54" officeooo:paragraph-rsid="00434af3" style:font-size-asian="12pt" style:font-size-complex="12pt"/>
    </style:style>
    <style:style style:name="P33" style:family="paragraph" style:parent-style-name="Text_20_body" style:list-style-name="L5">
      <style:text-properties officeooo:rsid="0034be54" officeooo:paragraph-rsid="0034be54"/>
    </style:style>
    <style:style style:name="P34" style:family="paragraph" style:parent-style-name="Standard">
      <style:text-properties style:font-name="Abyssinica SIL" fo:font-size="12pt" officeooo:rsid="002dc6e5" officeooo:paragraph-rsid="002fa389" style:font-size-asian="12pt" style:font-size-complex="12pt"/>
    </style:style>
    <style:style style:name="T1" style:family="text">
      <style:text-properties officeooo:rsid="0051b2d7"/>
    </style:style>
    <style:style style:name="T2" style:family="text">
      <style:text-properties style:font-name="Abyssinica SIL" fo:font-size="12pt" fo:font-weight="normal" officeooo:rsid="0022b116" style:font-name-asian="Noto Sans CJK SC" style:font-size-asian="12pt" style:font-weight-asian="normal" style:font-name-complex="Lohit Devanagari1" style:font-size-complex="12pt" style:font-weight-complex="normal"/>
    </style:style>
    <style:style style:name="T3" style:family="text">
      <style:text-properties style:font-name="Abyssinica SIL" fo:font-size="12pt" fo:font-weight="normal" officeooo:rsid="004049dc" style:font-name-asian="Noto Sans CJK SC" style:font-size-asian="12pt" style:font-weight-asian="normal" style:font-name-complex="Lohit Devanagari1" style:font-size-complex="12pt" style:font-weight-complex="normal"/>
    </style:style>
    <style:style style:name="T4" style:family="text">
      <style:text-properties style:font-name-asian="Noto Sans CJK SC" style:font-name-complex="Lohit Devanagari1"/>
    </style:style>
    <style:style style:name="T5" style:family="text">
      <style:text-properties officeooo:rsid="002812fc" style:font-name-asian="Noto Sans CJK SC" style:font-name-complex="Lohit Devanagari1"/>
    </style:style>
    <style:style style:name="T6" style:family="text">
      <style:text-properties officeooo:rsid="0023be59" style:font-name-asian="Noto Sans CJK SC" style:font-name-complex="Lohit Devanagari1"/>
    </style:style>
    <style:style style:name="T7" style:family="text">
      <style:text-properties style:font-name="Abyssinica SIL" fo:font-size="12pt" fo:font-weight="normal" officeooo:rsid="0023be59" style:font-name-asian="Noto Sans CJK SC" style:font-size-asian="12pt" style:font-weight-asian="normal" style:font-name-complex="Lohit Devanagari1" style:font-size-complex="12pt" style:font-weight-complex="normal"/>
    </style:style>
    <style:style style:name="T8" style:family="text">
      <style:text-properties style:font-name="Abyssinica SIL" fo:font-size="12pt" fo:font-weight="normal" officeooo:rsid="00526c47" style:font-name-asian="Noto Sans CJK SC" style:font-size-asian="12pt" style:font-weight-asian="normal" style:font-name-complex="Lohit Devanagari1" style:font-size-complex="12pt" style:font-weight-complex="normal"/>
    </style:style>
    <style:style style:name="T9" style:family="text">
      <style:text-properties style:font-name="Abyssinica SIL" fo:font-size="12pt" fo:font-weight="normal" officeooo:rsid="004535f0" style:font-name-asian="Noto Sans CJK SC" style:font-size-asian="12pt" style:font-weight-asian="normal" style:font-name-complex="Lohit Devanagari1" style:font-size-complex="12pt" style:font-weight-complex="normal"/>
    </style:style>
    <style:style style:name="T10" style:family="text">
      <style:text-properties style:font-name="Abyssinica SIL" fo:font-size="12pt" fo:font-weight="normal" officeooo:rsid="00598217" style:font-name-asian="Noto Sans CJK SC" style:font-size-asian="12pt" style:font-weight-asian="normal" style:font-name-complex="Lohit Devanagari1" style:font-size-complex="12pt" style:font-weight-complex="normal"/>
    </style:style>
    <style:style style:name="T11" style:family="text">
      <style:text-properties style:font-name="Abyssinica SIL" fo:font-size="12pt" fo:font-style="italic" fo:font-weight="normal" officeooo:rsid="0059821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" style:family="text">
      <style:text-properties style:font-name="Abyssinica SIL" fo:font-size="12pt" fo:font-weight="normal" officeooo:rsid="002437ee" style:font-name-asian="Noto Sans CJK SC" style:font-size-asian="12pt" style:font-weight-asian="normal" style:font-name-complex="Lohit Devanagari1" style:font-size-complex="12pt" style:font-weight-complex="normal"/>
    </style:style>
    <style:style style:name="T13" style:family="text">
      <style:text-properties style:font-name="Abyssinica SIL" fo:font-size="12pt" fo:font-weight="normal" officeooo:rsid="004629b0" style:font-name-asian="Noto Sans CJK SC" style:font-size-asian="12pt" style:font-weight-asian="normal" style:font-name-complex="Lohit Devanagari1" style:font-size-complex="12pt" style:font-weight-complex="normal"/>
    </style:style>
    <style:style style:name="T14" style:family="text">
      <style:text-properties style:font-name="Abyssinica SIL" fo:font-size="12pt" fo:font-weight="normal" officeooo:rsid="00262fc1" style:font-name-asian="Noto Sans CJK SC" style:font-size-asian="12pt" style:font-weight-asian="normal" style:font-name-complex="Lohit Devanagari1" style:font-size-complex="12pt" style:font-weight-complex="normal"/>
    </style:style>
    <style:style style:name="T15" style:family="text">
      <style:text-properties style:font-name="Abyssinica SIL" fo:font-size="12pt" fo:font-weight="normal" officeooo:rsid="002812fc" style:font-name-asian="Noto Sans CJK SC" style:font-size-asian="12pt" style:font-weight-asian="normal" style:font-name-complex="Lohit Devanagari1" style:font-size-complex="12pt" style:font-weight-complex="normal"/>
    </style:style>
    <style:style style:name="T16" style:family="text">
      <style:text-properties style:font-name="Abyssinica SIL" fo:font-size="12pt" fo:font-weight="normal" officeooo:rsid="00291739" style:font-name-asian="Noto Sans CJK SC" style:font-size-asian="12pt" style:font-weight-asian="normal" style:font-name-complex="Lohit Devanagari1" style:font-size-complex="12pt" style:font-weight-complex="normal"/>
    </style:style>
    <style:style style:name="T17" style:family="text">
      <style:text-properties officeooo:rsid="004049dc"/>
    </style:style>
    <style:style style:name="T18" style:family="text">
      <style:text-properties fo:font-weight="bold" officeooo:rsid="0034f29c" style:font-weight-asian="bold" style:font-weight-complex="bold"/>
    </style:style>
    <style:style style:name="T19" style:family="text">
      <style:text-properties fo:font-weight="bold" officeooo:rsid="004049dc" style:font-weight-asian="bold" style:font-weight-complex="bold"/>
    </style:style>
    <style:style style:name="T20" style:family="text">
      <style:text-properties style:font-name="Liberation Sans" fo:font-size="18.2000007629395pt" fo:font-weight="bold" officeooo:rsid="0034f29c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21" style:family="text">
      <style:text-properties style:font-name="Liberation Sans" fo:font-size="18.2000007629395pt" fo:font-weight="bold" officeooo:rsid="004049dc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22" style:family="text">
      <style:text-properties officeooo:rsid="0033102f"/>
    </style:style>
    <style:style style:name="T23" style:family="text">
      <style:text-properties officeooo:rsid="0034f29c"/>
    </style:style>
    <style:style style:name="T24" style:family="text">
      <style:text-properties style:font-name="Abyssinica SIL" fo:font-size="12pt" officeooo:rsid="002437ee" style:font-size-asian="12pt" style:font-size-complex="12pt"/>
    </style:style>
    <style:style style:name="T25" style:family="text">
      <style:text-properties officeooo:rsid="002437ee"/>
    </style:style>
    <style:style style:name="T26" style:family="text">
      <style:text-properties officeooo:rsid="004fed30"/>
    </style:style>
    <style:style style:name="T27" style:family="text">
      <style:text-properties officeooo:rsid="005604bf"/>
    </style:style>
    <style:style style:name="T28" style:family="text">
      <style:text-properties officeooo:rsid="00262fc1"/>
    </style:style>
    <style:style style:name="T29" style:family="text">
      <style:text-properties style:font-name="Abyssinica SIL" fo:font-size="12pt" officeooo:rsid="00262fc1" style:font-size-asian="12pt" style:font-size-complex="12pt"/>
    </style:style>
    <style:style style:name="T30" style:family="text">
      <style:text-properties style:font-name="Abyssinica SIL" fo:font-size="12pt" officeooo:rsid="002812fc" style:font-size-asian="12pt" style:font-size-complex="12pt"/>
    </style:style>
    <style:style style:name="T31" style:family="text">
      <style:text-properties officeooo:rsid="0034f5ca"/>
    </style:style>
    <style:style style:name="T32" style:family="text">
      <style:text-properties officeooo:rsid="002fa389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fo:font-weight="normal" officeooo:rsid="00468853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normal" officeooo:rsid="005700b0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fo:font-weight="normal" officeooo:rsid="004fed30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style:font-name="Abyssinica SIL" fo:font-size="12pt" fo:font-style="normal" fo:text-shadow="none" style:text-underline-style="none" fo:font-weight="normal" officeooo:rsid="00468853" style:font-size-asian="12pt" style:font-style-asian="normal" style:font-weight-asian="normal" style:font-size-complex="12pt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officeooo:rsid="001f5f4c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style:font-name="Abyssinica SIL" fo:font-size="12pt" fo:font-style="normal" fo:text-shadow="none" style:text-underline-style="none" fo:font-weight="normal" officeooo:rsid="0048099a" style:font-size-asian="12pt" style:font-style-asian="normal" style:font-weight-asian="normal" style:font-size-complex="12pt" style:text-emphasize="none"/>
    </style:style>
    <style:style style:name="T40" style:family="text">
      <style:text-properties style:font-name="Abyssinica SIL" fo:font-size="12pt" style:font-size-asian="12pt" style:font-size-complex="12pt"/>
    </style:style>
    <style:style style:name="T41" style:family="text">
      <style:text-properties style:font-name="Abyssinica SIL" fo:font-size="12pt" officeooo:rsid="00221989" style:font-size-asian="12pt" style:font-size-complex="12pt"/>
    </style:style>
    <style:style style:name="T42" style:family="text">
      <style:text-properties style:font-name="Abyssinica SIL" fo:font-size="12pt" officeooo:rsid="0022b116" style:font-size-asian="12pt" style:font-size-complex="12pt"/>
    </style:style>
    <style:style style:name="T43" style:family="text">
      <style:text-properties style:font-name="Abyssinica SIL" fo:font-size="12pt" officeooo:rsid="005700b0" style:font-size-asian="12pt" style:font-size-complex="12pt"/>
    </style:style>
    <style:style style:name="T44" style:family="text">
      <style:text-properties officeooo:rsid="00221989"/>
    </style:style>
    <style:style style:name="T45" style:family="text">
      <style:text-properties officeooo:rsid="00499fc8"/>
    </style:style>
    <style:style style:name="T46" style:family="text">
      <style:text-properties officeooo:rsid="00541bcc"/>
    </style:style>
    <style:style style:name="T47" style:family="text">
      <style:text-properties officeooo:rsid="004f975e"/>
    </style:style>
    <style:style style:name="T48" style:family="text">
      <style:text-properties officeooo:rsid="002bfdf4"/>
    </style:style>
    <style:style style:name="T49" style:family="text">
      <style:text-properties officeooo:rsid="004c6db9"/>
    </style:style>
    <style:style style:name="T50" style:family="text">
      <style:text-properties officeooo:rsid="002cbc86"/>
    </style:style>
    <style:style style:name="T51" style:family="text">
      <style:text-properties officeooo:rsid="00551662"/>
    </style:style>
    <style:style style:name="T52" style:family="text">
      <style:text-properties officeooo:rsid="00581ad9"/>
    </style:style>
    <style:style style:name="T53" style:family="text">
      <style:text-properties officeooo:rsid="00584a62"/>
    </style:style>
    <style:style style:name="T54" style:family="text">
      <style:text-properties style:font-name="Abyssinica SIL" fo:font-size="12pt" officeooo:rsid="0023be59" style:font-size-asian="12pt" style:font-size-complex="12pt"/>
    </style:style>
    <style:style style:name="T55" style:family="text">
      <style:text-properties style:font-name="Abyssinica SIL" fo:font-size="12pt" officeooo:rsid="0034f29c" style:font-size-asian="12pt" style:font-size-complex="12pt"/>
    </style:style>
    <style:style style:name="T56" style:family="text">
      <style:text-properties fo:font-style="italic" fo:font-weight="normal" officeooo:rsid="002437ee" style:font-style-asian="italic" style:font-weight-asian="normal" style:font-style-complex="italic" style:font-weight-complex="normal"/>
    </style:style>
    <style:style style:name="T57" style:family="text">
      <style:text-properties style:font-name="Abyssinica SIL" fo:font-size="12pt" officeooo:rsid="0033102f" style:font-size-asian="12pt" style:font-size-complex="12pt"/>
    </style:style>
    <style:style style:name="T58" style:family="text">
      <style:text-properties style:font-name="Abyssinica SIL" fo:font-size="12pt" officeooo:rsid="0034f5ca" style:font-size-asian="12pt" style:font-size-complex="12pt"/>
    </style:style>
    <style:style style:name="T59" style:family="text">
      <style:text-properties officeooo:rsid="0036710b"/>
    </style:style>
    <style:style style:name="T60" style:family="text">
      <style:text-properties officeooo:rsid="00383d47"/>
    </style:style>
    <style:style style:name="T61" style:family="text">
      <style:text-properties style:font-name="Abyssinica SIL" fo:font-size="12pt" officeooo:rsid="00383d47" style:font-size-asian="12pt" style:font-size-complex="12pt"/>
    </style:style>
    <style:style style:name="T62" style:family="text">
      <style:text-properties officeooo:rsid="00586037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officeooo:rsid="003bb6cb"/>
    </style:style>
    <style:style style:name="T65" style:family="text">
      <style:text-properties style:font-name="Abyssinica SIL" fo:font-size="12pt" fo:font-weight="bold" officeooo:rsid="0039e0bc" style:font-size-asian="12pt" style:font-weight-asian="bold" style:font-size-complex="12pt" style:font-weight-complex="bold"/>
    </style:style>
    <style:style style:name="T66" style:family="text">
      <style:text-properties style:font-name="Abyssinica SIL" fo:font-size="12pt" fo:font-weight="bold" officeooo:rsid="003bb6cb" style:font-size-asian="12pt" style:font-weight-asian="bold" style:font-size-complex="12pt" style:font-weight-complex="bold"/>
    </style:style>
    <style:style style:name="T67" style:family="text">
      <style:text-properties officeooo:rsid="003d49f3"/>
    </style:style>
    <style:style style:name="T68" style:family="text">
      <style:text-properties fo:font-weight="bold" officeooo:rsid="0039e0bc" style:font-weight-asian="bold" style:font-weight-complex="bold"/>
    </style:style>
    <style:style style:name="T69" style:family="text">
      <style:text-properties officeooo:rsid="0039e0bc"/>
    </style:style>
    <style:style style:name="T70" style:family="text">
      <style:text-properties fo:font-weight="bold" officeooo:rsid="003b3710" style:font-weight-asian="bold" style:font-weight-complex="bold"/>
    </style:style>
    <style:style style:name="T71" style:family="text">
      <style:text-properties fo:font-weight="normal" officeooo:rsid="0039e0bc" style:font-weight-asian="normal" style:font-weight-complex="normal"/>
    </style:style>
    <style:style style:name="T72" style:family="text">
      <style:text-properties style:font-name="Abyssinica SIL" fo:font-size="12pt" officeooo:rsid="003d49f3" style:font-size-asian="12pt" style:font-size-complex="12pt"/>
    </style:style>
    <style:style style:name="T73" style:family="text">
      <style:text-properties style:font-name="Abyssinica SIL" fo:font-size="12pt" officeooo:rsid="003f10d1" style:font-size-asian="12pt" style:font-size-complex="12pt"/>
    </style:style>
    <style:style style:name="T74" style:family="text">
      <style:text-properties style:font-name="Abyssinica SIL" fo:font-size="12pt" officeooo:rsid="005956db" style:font-size-asian="12pt" style:font-size-complex="12pt"/>
    </style:style>
    <style:style style:name="T75" style:family="text">
      <style:text-properties style:font-name="Abyssinica SIL" fo:font-size="12pt" officeooo:rsid="0034be54" style:font-size-asian="12pt" style:font-size-complex="12pt"/>
    </style:style>
    <style:style style:name="T76" style:family="text">
      <style:text-properties style:font-name="Abyssinica SIL" fo:font-size="12pt" officeooo:rsid="0042eaee" style:font-size-asian="12pt" style:font-size-complex="12pt"/>
    </style:style>
    <style:style style:name="T77" style:family="text">
      <style:text-properties style:font-name="Abyssinica SIL" fo:font-size="12pt" officeooo:rsid="00434af3" style:font-size-asian="12pt" style:font-size-complex="12pt"/>
    </style:style>
    <style:style style:name="T78" style:family="text">
      <style:text-properties officeooo:rsid="00434af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grexome@TIMC – user manual</text:p>
      <text:p text:style-name="P2"/>
      <text:p text:style-name="P2"/>
      <text:p text:style-name="P2">Author: Nicolas Thierry-Mieg</text:p>
      <text:p text:style-name="P2">Last updated: <text:span text:style-name="T1">28</text:span>/0<text:span text:style-name="T1">4</text:span>/202<text:span text:style-name="T1">6</text:span></text:p>
      <text:p text:style-name="P2"/>
      <text:h text:style-name="P3" text:outline-level="1"/>
      <text:h text:style-name="P3" text:outline-level="1">Introduction</text:h>
      <text:p text:style-name="P4"><text:span text:style-name="T2">This document defines the columns that may not be self-explanatory in the Cohorts, Transcripts, and Samples files produced by t</text:span><text:span text:style-name="T3">he grexome@TIMC</text:span><text:span text:style-name="T2"> pipeline.</text:span></text:p>
      <text:p text:style-name="P5"><text:span text:style-name="T4">Some abbreviations </text:span><text:span text:style-name="T5">or definitions</text:span><text:span text:style-name="T4"> </text:span><text:span text:style-name="T6">are </text:span><text:span text:style-name="T4">used throughout:</text:span></text:p>
      <text:list text:style-name="L1">
        <text:list-item>
          <text:p text:style-name="P6">HR, HET, HV: Homozygous Reference, Heterozygous, Homozygous Variant.</text:p>
        </text:list-item>
        <text:list-item>
          <text:p text:style-name="P7"><text:span text:style-name="T2">“</text:span><text:span text:style-name="T7">cohort / </text:span><text:span text:style-name="T8">pathologyID</text:span><text:span text:style-name="T7">”: used </text:span><text:span text:style-name="T8">interchangeably </text:span><text:span text:style-name="T7">throughout, represents a phenotype abbreviation, e.g. </text:span><text:span text:style-name="T9">MMAF</text:span><text:span text:style-name="T7"> or </text:span><text:span text:style-name="T9">NOA</text:span><text:span text:style-name="T7">. These are defined in the metadata file</text:span><text:span text:style-name="T9">s</text:span><text:span text:style-name="T7">. </text:span><text:span text:style-name="T10">The pathologyIDs can be structured via a DAG (i.e. as an ontology, with the </text:span><text:span text:style-name="T11">is_a</text:span><text:span text:style-name="T10"> column in the pathologies metadata file).</text:span></text:p>
        </text:list-item>
        <text:list-item>
          <text:p text:style-name="P7"><text:span text:style-name="T7">“</text:span><text:span text:style-name="T12">compatible”: designates cohorts that are NOT used as negative controls for each other. </text:span><text:span text:style-name="T13">These are defined in the pathologies metadata file. </text:span><text:span text:style-name="T10">Ancestor pathologyIDs are implicitly compatible with their descendants, and samples from descendant pathologyIDs are counted as implicitly belonging to the considered cohort.</text:span></text:p>
        </text:list-item>
        <text:list-item>
          <text:p text:style-name="P8"><text:span text:style-name="T14">Multiallelic </text:span><text:span text:style-name="T15">site:</text:span><text:span text:style-name="T14"> </text:span><text:span text:style-name="T15">a site where </text:span><text:span text:style-name="T14">several </text:span><text:span text:style-name="T15">alternative </text:span><text:span text:style-name="T14">alleles are </text:span><text:span text:style-name="T15">observed in our entire dataset. </text:span><text:span text:style-name="T3">These alleles</text:span><text:span text:style-name="T15"> are </text:span><text:span text:style-name="T14">listed </text:span><text:span text:style-name="T3">(comma-separated)</text:span><text:span text:style-name="T14"> in the ALT column, </text:span><text:span text:style-name="T16">and genotype</text:span><text:span text:style-name="T3">s in sample-lists </text:span><text:span text:style-name="T16">match this, e.g. </text:span><text:span text:style-name="T3">a sample genotyped </text:span><text:span text:style-name="T16">0/2 is heterozygous for the REF and the second </text:span><text:span text:style-name="T3">ALT </text:span><text:span text:style-name="T16">allele</text:span><text:span text:style-name="T14">.</text:span></text:p>
        </text:list-item>
      </text:list>
      <text:p text:style-name="P9"/>
      <text:h text:style-name="P10" text:outline-level="1"/>
      <text:h text:style-name="P11" text:outline-level="1">Cohorts <text:span text:style-name="T17">files </text:span>– <text:span text:style-name="T18">identify</text:span><text:span text:style-name="T19">ing</text:span><text:span text:style-name="T18"> </text:span><text:span text:style-name="T19">candidate </text:span><text:span text:style-name="T18">ca</text:span><text:span text:style-name="T20">u</text:span><text:span text:style-name="T21">sal </text:span><text:span text:style-name="T18">variants</text:span></text:h>
      <text:p text:style-name="P12"><text:span text:style-name="T22">O</text:span>ne file for each <text:span text:style-name="T22">phenotype = </text:span>$cohort. <text:span text:style-name="T23">Each </text:span><text:span text:style-name="T24">row</text:span><text:span text:style-name="T25"> represents one variant+transcript pair. Therefore there can occasionally be several lines with the same POSITION-REF-ALT:</text:span></text:p>
      <text:list text:style-name="L2">
        <text:list-item>
          <text:p text:style-name="P13">if a variant affects several different transcripts – this is rare current<text:span text:style-name="T17">ly </text:span>because we only keep <text:span text:style-name="T26">canonical</text:span> transcripts <text:span text:style-name="T27">by default </text:span>(usually a single transcript per gene) and we filter out MODIFIER-impact variants;</text:p>
        </text:list-item>
        <text:list-item>
          <text:p text:style-name="P14"><text:span text:style-name="T28">if a position is multiallelic (several alleles are listed in the ALT column) – there </text:span><text:span text:style-name="T29">w</text:span><text:span text:style-name="T30">ill</text:span><text:span text:style-name="T28"> be one line for each ALT allele that passes all filters and that is observed in $cohort. This is rare and often a sign that the position is error-prone, but it could be relevant.</text:span></text:p>
        </text:list-item>
      </text:list>
      <text:p text:style-name="Text_20_body"/>
      <text:p text:style-name="Text_20_body"><text:span text:style-name="T31">Many </text:span>columns <text:span text:style-name="T32">come from VEP and should be mostly self-explanatory, but you can check the </text:span><text:a xlink:type="simple" xlink:href="https://www.ensembl.org/info/docs/tools/vep/script/vep_options.html" text:style-name="Internet_20_link" text:visited-style-name="Visited_20_Internet_20_Link"><text:span text:style-name="T32">documentation</text:span></text:a><text:span text:style-name="T32"> or ask me if needed. The other columns are defined as follows.</text:span></text:p>
      <text:p text:style-name="Text_20_body"/>
      <text:p text:style-name="P15"><text:span text:style-name="T33">KNOWN_CANDIDATE_GENE: </text:span><text:span text:style-name="T34">lists the patholog</text:span><text:span text:style-name="T35">y</text:span><text:span text:style-name="T34">(-</text:span><text:span text:style-name="T35">ie</text:span><text:span text:style-name="T34">s) that this gene is suspected to be involved in, along with the associated confidence score(s) </text:span><text:span text:style-name="T36">and transmission mechanisms (if any)</text:span><text:span text:style-name="T34">, as indicated in the candidateGenes metada files. The confidence scores typically range from </text:span><text:span text:style-name="T37">1 (low confidence candidate)</text:span><text:span text:style-name="T38"> to 5 (causal variants </text:span><text:span text:style-name="T34">have been identified/published </text:span><text:span text:style-name="T38">in this gene for this </text:span><text:span text:style-name="T34">pathology</text:span><text:span text:style-name="T38">). </text:span><text:span text:style-name="T34">If a gene is a candidate for several pathologies, they all appear </text:span><text:span text:style-name="T39">as a colon-separated string.</text:span></text:p>
      <text:p text:style-name="Text_20_body">COUNT_HR: total number of HR samples from any cohort.</text:p>
      <text:p text:style-name="P16"><text:span text:style-name="T40">COUNT_</text:span><text:span text:style-name="T41">$cohort</text:span><text:span text:style-name="T40">_HV, COUNT_</text:span><text:span text:style-name="T41">$cohort</text:span><text:span text:style-name="T40">_HE</text:span><text:span text:style-name="T41">T: number of HV or HET samples from </text:span><text:span text:style-name="T42">this $</text:span><text:span text:style-name="T41">cohort </text:span><text:span text:style-name="T43">(or any of its descendants)</text:span><text:span text:style-name="T41">, e</text:span><text:span text:style-name="T42">xcluding</text:span><text:span text:style-name="T41"> those </text:span><text:span text:style-name="T42">that </text:span><text:span text:style-name="T41">hav</text:span><text:span text:style-name="T42">e</text:span><text:span text:style-name="T41"> </text:span><text:span text:style-name="T40">a </text:span><text:span text:style-name="T41">$</text:span><text:span text:style-name="T40">causal</text:span><text:span text:style-name="T41">V</text:span><text:span text:style-name="T40">ariant </text:span><text:span text:style-name="T43">(defined in the samples metadata “Causal gene” column) </text:span><text:span text:style-name="T40">in another gene.</text:span></text:p>
      <text:p text:style-name="P16">COUNT_<text:span text:style-name="T44">$cohort</text:span>_OTHERCAUSE_HV, COUNT_<text:span text:style-name="T44">$cohort</text:span>_OTHERCAUSE_HET: <text:span text:style-name="T44">number of HV or HET samples from $cohort </text:span><text:span text:style-name="T43">(or any of its descendants)</text:span><text:span text:style-name="T44"> that have a $causalVariant in another gene.</text:span></text:p>
      <text:p text:style-name="Text_20_body">COUNT_COMPAT_HV, COUNT_COMPAT_HET: <text:span text:style-name="T44">number of HV or HET samples from a cohort defined as “compatible” with $cohort.</text:span></text:p>
      <text:p text:style-name="Text_20_body">COUNT_NEGCTRL_HV, COUNT_NEGCTRL_HET: <text:span text:style-name="T44">number of HV or HET samples from all other cohorts.</text:span></text:p>
      <text:p text:style-name="Text_20_body"><text:soft-page-break/>COUNT_OTHERGENO: <text:span text:style-name="T28">only relevant for multiallelic sites, this is the total number of samples from any cohort whose genotype involves a different ALT allele than the one that this row deals with.</text:span></text:p>
      <text:p text:style-name="Text_20_body"/>
      <text:p text:style-name="Text_20_body">IMPACT: VEP impacts are complemented with MODHIGH, currently representing:</text:p>
      <text:list text:style-name="L3">
        <text:list-item>
          <text:p text:style-name="P17">missense variants predicted as deleterious by <text:span text:style-name="T45">a majority of</text:span> methods among SIFT, PolyPhen, CADD, mutationTaster, REVEL, <text:span text:style-name="T45">MetaRNN, </text:span><text:span text:style-name="T46">AlphaMissense</text:span>;</text:p>
        </text:list-item>
        <text:list-item>
          <text:p text:style-name="P17"><text:span text:style-name="T47">variants </text:span>predicted <text:span text:style-name="T47">to alter splicing by a majority of methods among SpliceAI, CADD-Splice,</text:span><text:span text:style-name="T48"> ada_score and rf_score (from </text:span>dbscSNV<text:span text:style-name="T48">)</text:span><text:span text:style-name="T49">.</text:span></text:p>
        </text:list-item>
      </text:list>
      <text:p text:style-name="P18"/>
      <text:p text:style-name="Text_20_body">$cohort_HV, $cohort_HET, <text:span text:style-name="T44">$cohort</text:span>_OTHERCAUSE_HV, <text:span text:style-name="T44">$cohort</text:span>_OTHERCAUSE_HET, COMPAT_HV, COMPAT_HET: genotype ~ list of samples counted in the corresponding COUNT* columns (see above). The genotype is always 1/1 for H<text:span text:style-name="T50">V</text:span> and 0/1 for HET, except at multiallelic sites. <text:span text:style-name="T22">Each sample appears as “sampleID(patientID)[DP:AF]” </text:span><text:span text:style-name="T51">for SNVs and short-indels</text:span><text:span text:style-name="T22">, where DP is the sequencing DePth and AF is the Allele Frequency (fraction of reads that support the ALT allele); </text:span><text:span text:style-name="T51">f</text:span><text:span text:style-name="T52">o</text:span><text:span text:style-name="T51">r CNVs DP:AF are replaced by GQ:FR, where GQ is the Genotype Quality and FR is the Fragment count Ratio (expect ~0 for homo-DEL or hemi-DEL, </text:span><text:span text:style-name="T52">~</text:span><text:span text:style-name="T51">0.5 for het-DEL, </text:span><text:span text:style-name="T52">~</text:span><text:span text:style-name="T51">1.5 for autosomal het-DUP, etc...)</text:span><text:span text:style-name="T22">.</text:span></text:p>
      <text:p text:style-name="Text_20_body">NEGCTRL_HV, NEGCTRL_HET, OTHERGENO: <text:span text:style-name="T32">lists of NEGCTRL and OTHERGENO samples counted in the corresponding COUNT* columns, these appear at the end of the files (last columns). Format is the same as $cohort_HV, see above.</text:span></text:p>
      <text:p text:style-name="Text_20_body">GTEX_testis_RATIO, GTEX_ovary_RATIO: <text:span text:style-name="T50">relative expression in testis or ovary </text:span><text:span text:style-name="T53">(or other GTEx tissues of interest defined in grexomeTIMCsec_config.pm gtexFavoriteTissues()) </text:span><text:span text:style-name="T50">compared to the average expression in all available tissues.</text:span></text:p>
      <text:p text:style-name="Text_20_body">GTEX_*: GTEx v7 expression data – "450 donors and over 9600 RNA-seq samples across 51 tissue sites and 2 cell lines", values are the median TPM in each tissue. Tissues deemed most interesting to us immediately follow the GTEX_*_RATIO columns, all other GTEX columns appear later.</text:p>
      <text:p text:style-name="Text_20_body"/>
      <text:h text:style-name="P19" text:outline-level="1">Transcripts <text:span text:style-name="T17">files – identifying candidate causal genes</text:span></text:h>
      <text:p text:style-name="P20"><text:span text:style-name="T54">O</text:span><text:span text:style-name="T55">ne </text:span>file <text:span text:style-name="T23">per </text:span>cohort. <text:span text:style-name="T23">Where the COHORTS files are variant-centric, these files are transcript-centric: each </text:span><text:span text:style-name="T24">row</text:span><text:span text:style-name="T25"> represents one transcript (“Feature” column). Genes are also </text:span><text:span text:style-name="T56">usually</text:span><text:span text:style-name="T25"> represented in a single row since we currently keep only </text:span><text:span text:style-name="T27">canonical</text:span><text:span text:style-name="T25"> transcripts </text:span><text:span text:style-name="T27">by default</text:span><text:span text:style-name="T25">.</text:span></text:p>
      <text:p text:style-name="P20"><text:span text:style-name="T57">M</text:span><text:span text:style-name="T58">any </text:span><text:span text:style-name="T57">columns have the same title and content as in the COHORTS files (see above). </text:span><text:span text:style-name="T58">Additional columns in SAMPLES files are:</text:span></text:p>
      <text:p text:style-name="P20">COUNTSAMPLES_HV_HIGH+ : number of samples <text:span text:style-name="T59">(in this cohort </text:span><text:span text:style-name="T27">or in one of its descendants</text:span><text:span text:style-name="T59">) </text:span>with at least one HV HIGH variant.</text:p>
      <text:p text:style-name="P20">COUNTSAMPLES_HV_MODHIGH+ : number of samples with at least one HV MODHIGH or HIGH variant.</text:p>
      <text:p text:style-name="P20">COUNTSAMPLES_HV_MODER+ : number of samples with at least one HV MODERATE or MODHIGH or HIGH variant.</text:p>
      <text:p text:style-name="P20">COUNTSAMPLES_BIALLELIC_HIGH+ : number of samples with at least TWO HET (or one HV) HIGH variants.</text:p>
      <text:p text:style-name="P20">COUNTSAMPLES_BIALLELIC_MODHIGH+ : number of samples with at least TWO HET (or one HV) <text:span text:style-name="T59">variants whose impact is </text:span>MODHIGH or HIGH.</text:p>
      <text:p text:style-name="P20">COUNTSAMPLES_BIALLELIC_MODER+ : number of samples with at least TWO HET (or one HV) <text:span text:style-name="T59">variants whose impact is</text:span> MODERATE or MODHIGH or HIGH.</text:p>
      <text:p text:style-name="P20">COUNTSAMPLES_OTHERCAUSE: <text:span text:style-name="T59">same as the 6 COUNTSAMPLES* above, but counting </text:span>the samples <text:span text:style-name="T59">from this cohort </text:span><text:span text:style-name="T27">(or any of its descendants)</text:span><text:span text:style-name="T59"> that have a </text:span>"known causal variant" in another gene, all concatenated into a single <text:span text:style-name="T60">colon</text:span>-separated <text:span text:style-name="T60">string</text:span> (with :: between HVs and HETs <text:span text:style-name="T60">to make reading it easier</text:span>).</text:p>
      <text:p text:style-name="P20">COUNTSAMPLES_COMPAT: same as <text:span text:style-name="T60">COUNTSAMPLES_</text:span>OTHERCAUSE but counting the samples belonging to “compatible” cohort<text:span text:style-name="T61">s.</text:span></text:p>
      <text:p text:style-name="P21">COUNTSAMPLES_NEGCTRL_HV_HIGH+ <text:span text:style-name="T60">and 5 more </text:span>COUNTSAMPLES_NEGCTRL_* <text:span text:style-name="T60">columns: same as COUNTSAMPLES_HV_HIGH+ and friends defined above, </text:span>but counting the <text:span text:style-name="T60">samples belonging to NEGCTRL</text:span> <text:span text:style-name="T60">cohorts (i.e. any cohort that is not </text:span><text:span text:style-name="T62">a descendant or </text:span><text:span text:style-name="T60">“compatible” with this cohort)</text:span>.</text:p>
      <text:p text:style-name="P22">HV_HIGH, HV_MODHIGH, HV_MODER, BIALLELIC_HIGH, BIALLELIC_MODHIGH, BIALLELIC_MODER:<text:span text:style-name="T63"> non-redundant list of samples </text:span>counted in the corresponding COUNTSAMPLES columns.</text:p>
      <text:p text:style-name="P23">OTHERCAUSE_BIALLELIC_MODHIGH+ : all samples <text:span text:style-name="T64">that belong to this cohort but have a "known causal variant" in another gene, and that bear in this transcript at least one HV or two HET variants whose impact is MODHIGH or HIGH.</text:span></text:p>
      <text:p text:style-name="P23"><text:soft-page-break/>COMPAT_BIALLELIC_MODHIGH+ : <text:span text:style-name="T64">same as OTHERCAUSE_BIALLELIC_MODHIGH+ but listing samples belonging to COMPATible cohorts.</text:span></text:p>
      <text:p text:style-name="P23">NEGCTRL_BIALLELIC_MODHIGH+ : <text:span text:style-name="T64">same as OTHERCAUSE_BIALLELIC_MODHIGH+ but listing samples belonging to NEGCTRL cohorts.</text:span></text:p>
      <text:p text:style-name="P24"/>
      <text:p text:style-name="P23"><text:span text:style-name="T65">IMPORTANT NOTE</text:span><text:span text:style-name="T66">:</text:span></text:p>
      <text:list text:style-name="L4">
        <text:list-item>
          <text:p text:style-name="P25"><text:span text:style-name="T67">The COUNTSAMPLES columns are </text:span><text:span text:style-name="T68">cumulative</text:span><text:span text:style-name="T69">, for example HV HIGH samples are counted in all six COUNTSAMPLES values.</text:span></text:p>
        </text:list-item>
        <text:list-item>
          <text:p text:style-name="P26">T<text:span text:style-name="T69">he sample-</text:span>list<text:span text:style-name="T69"> columns </text:span>for $cohort <text:span text:style-name="T69">are not, they are </text:span><text:span text:style-name="T70">non-redundant</text:span><text:span text:style-name="T69">. For example HV_HIGH sa</text:span><text:span text:style-name="T71">mples are </text:span><text:span text:style-name="T68">not</text:span><text:span text:style-name="T71"> listed in th</text:span><text:span text:style-name="T69">e HV_</text:span>MODHIGH column (despite being counted in COUNTSAMPLES_HV_MODHIGH+). <text:span text:style-name="T69">This allows to sort or filter </text:span>sanely <text:span text:style-name="T69">on e.g. COUNTSAMPLES_BIALLELIC_MODHIGH+ while keeping file sizes and legibility reasonable.</text:span></text:p>
        </text:list-item>
        <text:list-item>
          <text:p text:style-name="P25"><text:span text:style-name="T67">The sample-list columns for OTHERCAUSE, COMPAT and NEGCTRL only list the BIALLELIC_MODHIGH+ samples, but they list them all. </text:span><text:span text:style-name="T72">T</text:span><text:span text:style-name="T73">herefore</text:span><text:span text:style-name="T67"> these sample-lists are cumulative, but the</text:span><text:span text:style-name="T72">y </text:span><text:span text:style-name="T73">are not </text:span><text:span text:style-name="T67">redundant since there is only one list per category. Samples from these categories that are hit only by MODERATE variants are not listed.</text:span></text:p>
        </text:list-item>
      </text:list>
      <text:h text:style-name="P27" text:outline-level="1"/>
      <text:h text:style-name="P19" text:outline-level="1">Samples <text:span text:style-name="T17">files – diagnosing a specific sample</text:span></text:h>
      <text:p text:style-name="P28"><text:span text:style-name="T22">O</text:span>ne file <text:span text:style-name="T23">per </text:span><text:span text:style-name="T57">sample.</text:span></text:p>
      <text:p text:style-name="P28"><text:span text:style-name="T57">M</text:span><text:span text:style-name="T58">any </text:span><text:span text:style-name="T57">columns have the same title and content as in the COHORTS files (see above). </text:span><text:span text:style-name="T58">Additional columns in SAMPLES files are:</text:span></text:p>
      <text:list text:style-name="L5">
        <text:list-item>
          <text:p text:style-name="P29">GENOTYPE: HET or HV, at multiallelic sites you can check ALLELE_NUM to know which ALT allele was seen in this sample.</text:p>
        </text:list-item>
        <text:list-item>
          <text:p text:style-name="P30"><text:span text:style-name="T57">DP:AF / </text:span><text:span text:style-name="T74">GQ:FR</text:span><text:span text:style-name="T57">: sequencing DePth and Allele Frequency (fraction of reads that support the ALT allele) </text:span><text:span text:style-name="T74">for SNVs and short indels, Genotype Quality and Fragment count Ratio for CNVs.</text:span><text:span text:style-name="T57"> COHORTS files </text:span><text:span text:style-name="T75">had </text:span><text:span text:style-name="T57">this information in the $cohort_HV </text:span><text:span text:style-name="T75">etc columns</text:span><text:span text:style-name="T57">.</text:span></text:p>
        </text:list-item>
        <text:list-item>
          <text:p text:style-name="P30"><text:span text:style-name="T57">B</text:span><text:span text:style-name="T76">I</text:span><text:span text:style-name="T57">ALLEL</text:span><text:span text:style-name="T76">IC</text:span><text:span text:style-name="T57">: </text:span><text:span text:style-name="T55">says whether both alleles </text:span><text:span text:style-name="T77">of this gene </text:span><text:span text:style-name="T76">may be</text:span><text:span text:style-name="T55"> hit, and how severely. Designed to find </text:span><text:span text:style-name="T75">compound heterozygotes </text:span><text:span text:style-name="T55">(in addition to HVs)</text:span><text:span text:style-name="T75">. Value is one of:</text:span></text:p>
          <text:list>
            <text:list-item>
              <text:p text:style-name="P31">HIGH → at least 1 HV or 2 HET variants whose impact is HIGH <text:span text:style-name="T78">affect this gene in this sample</text:span>;</text:p>
            </text:list-item>
            <text:list-item>
              <text:p text:style-name="P32">MODHIGH → at least 1 HV or 2 HET variants whose impact is MODHIGH or HIGH <text:span text:style-name="T78">affect this gene in this sample</text:span>;</text:p>
            </text:list-item>
            <text:list-item>
              <text:p text:style-name="P32">MODERATE → at least 1 HV or 2 HET variants whose impact is MODERATE or MODHIGH or HIGH <text:span text:style-name="T78">affect this gene in this sample</text:span>;</text:p>
            </text:list-item>
            <text:list-item>
              <text:p text:style-name="P32">LOW → at least 1 HV or 2 HET variants whose impact is <text:span text:style-name="T78">at least </text:span>LOW <text:span text:style-name="T78">affect this gene in this sample</text:span>;</text:p>
            </text:list-item>
            <text:list-item>
              <text:p text:style-name="P33"><text:span text:style-name="T40">N</text:span><text:span text:style-name="T40">O → </text:span><text:span text:style-name="T55">this variant is HET and no other variant hits this transcript in this sample.</text:span></text:p>
            </text:list-item>
          </text:list>
        </text:list-item>
      </text:list>
      <text:p text:style-name="P34"/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left" style:justify-single-word="false" style:writing-mode="lr-tb"/>
      <style:text-properties style:font-name="Abyssinica SIL" fo:font-family="'Abyssinica SIL'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3-27T11:39:49.656236621</meta:creation-date>
    <dc:date>2026-04-28T17:52:28.216577033</dc:date>
    <meta:editing-duration>PT4H8M24S</meta:editing-duration>
    <meta:editing-cycles>29</meta:editing-cycles>
    <meta:generator>LibreOffice/26.2.0.3$Linux_X86_64 LibreOffice_project/afbbd0df0edb6d40b450b0337ac646b0913a760c</meta:generator>
    <meta:document-statistic meta:table-count="0" meta:image-count="0" meta:object-count="0" meta:page-count="6" meta:paragraph-count="60" meta:word-count="1451" meta:character-count="9542" meta:non-whitespace-character-count="8163"/>
  </office:meta>
</office:document-meta>
</file>